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ffff" fo:min-height="5.5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54cm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8" style:family="graphic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stroke="solid" draw:fill="solid" draw:fill-color="#cccccc" fo:min-height="2.47cm"/>
    </style:style>
    <style:style style:name="gr11" style:family="graphic" style:parent-style-name="standard">
      <style:graphic-properties draw:stroke="solid" draw:fill="solid" draw:fill-color="#cccccc" fo:min-height="1.504cm"/>
    </style:style>
    <style:style style:name="gr12" style:family="graphic" style:parent-style-name="standard">
      <style:graphic-properties draw:stroke="solid" draw:fill="solid" draw:fill-color="#ffffff" fo:min-height="1.254cm"/>
    </style:style>
    <style:style style:name="gr13" style:family="graphic" style:parent-style-name="standard">
      <style:graphic-properties draw:stroke="solid" draw:fill="solid" draw:fill-color="#ffffff" fo:min-height="1.189cm"/>
    </style:style>
    <style:style style:name="gr14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52cm" draw:marker-start="Arrow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solid" draw:fill="solid" draw:fill-color="#cccccc" fo:min-height="3.501cm"/>
    </style:style>
    <style:style style:name="gr20" style:family="graphic" style:parent-style-name="standard">
      <style:graphic-properties draw:stroke="solid" draw:fill="solid" draw:fill-color="#ffffff" fo:min-height="7.946cm"/>
    </style:style>
    <style:style style:name="gr21" style:family="graphic">
      <style:graphic-properties draw:fill-color="#cfe7e5" draw:textarea-horizontal-align="justify" draw:textarea-vertical-align="middle" draw:auto-grow-height="false"/>
    </style:style>
    <style:style style:name="gr22" style:family="graphic">
      <style:graphic-properties draw:fill-color="#ff3366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fill="solid" draw:fill-color="#ffffff" fo:min-height="16.162cm"/>
    </style:style>
    <style:style style:name="gr24" style:family="graphic">
      <style:graphic-properties draw:fill-color="#0000ff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Ultrafine_20_Dashed" svg:stroke-width="0.254cm" svg:stroke-color="#c0c0c0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solid" draw:fill="solid" draw:fill-color="#ffffff" fo:min-height="14.643cm"/>
    </style:style>
    <style:style style:name="gr28" style:family="graphic" style:parent-style-name="standard">
      <style:graphic-properties draw:stroke="solid" draw:fill="solid" draw:fill-color="#ffffff" fo:min-height="2.092cm"/>
    </style:style>
    <style:style style:name="gr29" style:family="graphic" style:parent-style-name="standard">
      <style:graphic-properties draw:stroke="solid" draw:fill="solid" draw:fill-color="#ffffff" fo:min-height="9.647cm"/>
    </style:style>
    <style:style style:name="gr30" style:family="graphic" style:parent-style-name="standard">
      <style:graphic-properties draw:stroke="solid" draw:fill="solid" draw:fill-color="#ffffff" fo:min-height="15.172cm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title">
      <style:graphic-properties draw:auto-grow-height="true" fo:min-height="3.506cm"/>
    </style:style>
    <style:style style:name="pr3" style:family="presentation" style:parent-style-name="oranssi-outline1">
      <style:graphic-properties draw:auto-grow-height="true" fo:min-height="13.859cm"/>
    </style:style>
    <style:style style:name="pr4" style:family="presentation" style:parent-style-name="oranssi-notes">
      <style:graphic-properties draw:fill-color="#ffffff" draw:auto-grow-height="true" fo:min-height="13.364cm"/>
    </style:style>
    <style:style style:name="pr5" style:family="presentation" style:parent-style-name="oranssi-outline1">
      <style:graphic-properties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start"/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2" style:family="paragraph">
      <style:paragraph-properties fo:text-align="start"/>
      <style:text-properties fo:font-size="20pt"/>
    </style:style>
    <style:style style:name="P13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4" style:family="paragraph">
      <style:paragraph-properties fo:text-align="start"/>
      <style:text-properties fo:font-size="20pt" fo:font-weight="normal" style:font-weight-asian="normal" style:font-weight-complex="normal"/>
    </style:style>
    <style:style style:name="P15" style:family="paragraph">
      <style:paragraph-properties fo:text-align="start"/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P16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>
      <style:paragraph-properties fo:text-align="start"/>
      <style:text-properties fo:font-family="'Courier 10 Pitch'" style:font-pitch="fixed" fo:font-size="14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/>
    </style:style>
    <style:style style:name="P18" style:family="paragraph">
      <style:text-properties fo:font-size="6pt" fo:font-weight="bold" style:font-size-asian="6pt" style:font-weight-asian="bold" style:font-size-complex="6pt" style:font-weight-complex="bold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21" style:family="paragraph">
      <style:text-properties fo:font-size="18pt"/>
    </style:style>
    <style:style style:name="P22" style:family="paragraph"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>
      <style:paragraph-properties fo:text-align="start"/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start"/>
      <style:text-properties fo:font-size="12pt" style:font-size-asian="12pt" style:font-size-complex="12pt"/>
    </style:style>
    <style:style style:name="P26" style:family="paragraph">
      <style:paragraph-properties fo:text-align="start"/>
      <style:text-properties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1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9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10" style:family="text">
      <style:text-properties fo:font-family="'Courier 10 Pitch'" style:font-pitch="fixed" fo:font-size="14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normal" style:font-weight-complex="normal"/>
    </style:style>
    <style:style style:name="T11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2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3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4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5" style:family="text">
      <style:text-properties fo:color="#00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6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7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8" style:family="text">
      <style:text-properties fo:color="#ff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9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20" style:family="text">
      <style:text-properties fo:color="#00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1" style:family="text">
      <style:text-properties fo:font-size="6pt" fo:font-weight="bold" style:font-size-asian="6pt" style:font-weight-asian="bold" style:font-size-complex="6pt" style:font-weight-complex="bold"/>
    </style:style>
    <style:style style:name="T22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3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4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5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6" style:family="text">
      <style:text-properties fo:font-family="'Courier 10 Pitch'" style:font-pitch="fixed" fo:font-size="12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 style:font-weight-complex="normal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style:use-window-font-color="true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color="#000000"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18.773cm" svg:x="14.349cm" svg:y="7.76cm">
          <draw:text-box>
            <text:p/>
          </draw:text-box>
        </draw:frame>
        <draw:frame draw:style-name="gr1" draw:text-style-name="P3" draw:layer="layout" svg:width="17.145cm" svg:height="8.779cm" svg:x="5.18cm" svg:y="11.128cm">
          <draw:text-box>
            <text:p text:style-name="P2"><text:span text:style-name="T1">&gt; git clone https://github.com/fsantanna/events</text:span></text:p>
            <text:p text:style-name="P2"><text:span text:style-name="T1"/></text:p>
            <text:p text:style-name="P2"><text:span text:style-name="T1">&gt; cd events/FreeRTOS_Posix/lua/src</text:span></text:p>
            <text:p text:style-name="P2"><text:span text:style-name="T1">&gt; make linux</text:span></text:p>
            <text:p text:style-name="P2"><text:span text:style-name="T1"/></text:p>
            <text:p text:style-name="P2"><text:span text:style-name="T1">&gt; cd -</text:span></text:p>
            <text:p text:style-name="P2"><text:span text:style-name="T1"/></text:p>
            <text:p text:style-name="P2"><text:span text:style-name="T1">&gt; cd events/FreeRTOS_Posix/Release/</text:span></text:p>
            <text:p text:style-name="P2"><text:span text:style-name="T1">&gt; make <text:s text:c="4"/># ignorar o erro</text:span></text:p>
            <text:p text:style-name="P2"><text:span text:style-name="T1"/></text:p>
            <text:p text:style-name="P2"><text:span text:style-name="T1"># repetir para cada modificacao</text:span></text:p>
            <text:p text:style-name="P2"><text:span text:style-name="T1">&gt; ./compile.sh</text:span></text:p>
            <text:p text:style-name="P2"><text:span text:style-name="T1">&gt; ./FreeRTOS_Posix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Protótip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xercitando a arquitetura</text:p>
              </text:list-item>
              <text:list-item>
                <text:p>De 0 a 100 em 1 semana</text:p>
              </text:list-item>
              <text:list-item>
                <text:p>Drivers, Timer, Console, Lu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4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custom-shape draw:style-name="gr3" draw:text-style-name="P5" draw:layer="layout" svg:width="8.255cm" svg:height="9.525cm" svg:x="1.2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5.199cm" svg:height="3.506cm" svg:x="1.4cm" svg:y="0.837cm" presentation:class="title">
          <draw:text-box>
            <text:p>Visão Geral</text:p>
          </draw:text-box>
        </draw:frame>
        <draw:frame draw:style-name="gr4" draw:text-style-name="P6" draw:layer="layout" svg:width="6.35cm" svg:height="1.673cm" svg:x="2.205cm" svg:y="10.925cm">
          <draw:text-box>
            <text:p text:style-name="P6"><text:span text:style-name="T2">Drivers e Extensões em C</text:span></text:p>
          </draw:text-box>
        </draw:frame>
        <draw:custom-shape draw:style-name="gr5" draw:text-style-name="P5" draw:layer="layout" svg:width="2.555cm" svg:height="10.16cm" svg:x="12.74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9.525cm" svg:x="18.55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35cm" svg:height="1.673cm" svg:x="10.895cm" svg:y="5.08cm">
          <draw:text-box>
            <text:p text:style-name="P6"><text:span text:style-name="T2">Fila de eventos em C e Lua</text:span></text:p>
          </draw:text-box>
        </draw:frame>
        <draw:frame draw:style-name="gr4" draw:text-style-name="P6" draw:layer="layout" svg:width="6.35cm" svg:height="0.962cm" svg:x="19.55cm" svg:y="11.43cm">
          <draw:text-box>
            <text:p text:style-name="P6"><text:span text:style-name="T2">Aplicação em Lua</text:span></text:p>
          </draw:text-box>
        </draw:frame>
        <draw:line draw:style-name="gr7" draw:text-style-name="P5" draw:layer="layout" svg:x1="9.825cm" svg:y1="11.865cm" svg:x2="12.365cm" svg:y2="11.865cm">
          <text:p/>
        </draw:line>
        <draw:line draw:style-name="gr7" draw:text-style-name="P5" draw:layer="layout" svg:x1="15.625cm" svg:y1="11.865cm" svg:x2="18.165cm" svg:y2="11.865cm">
          <text:p/>
        </draw:lin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8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0.962cm" svg:x="11.12cm" svg:y="14.737cm">
          <draw:text-box>
            <text:p text:style-name="P8"><text:span text:style-name="T2">Fila de eventos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3" draw:text-style-name="P5" draw:layer="layout" svg:width="1.905cm" svg:height="1.905cm" svg:x="16.5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6.51cm" svg:y="9.398cm">
          <draw:text-box>
            <text:p text:style-name="P9"><text:span text:style-name="T3">drv3</text:span></text:p>
          </draw:text-box>
        </draw:fram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9"><text:span text:style-name="T3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9"><text:span text:style-name="T3">drv4</text:span></text:p>
          </draw:text-box>
        </draw:frame>
        <draw:custom-shape draw:style-name="gr3" draw:text-style-name="P5" draw:layer="layout" svg:width="1.905cm" svg:height="1.905cm" svg:x="19.68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9.685cm" svg:y="7.493cm">
          <draw:text-box>
            <text:p text:style-name="P9"><text:span text:style-name="T3">drv2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9"><text:span text:style-name="T3">drv1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7" draw:text-style-name="P5" draw:layer="layout" svg:x1="14.56cm" svg:y1="13.971cm" svg:x2="14.505cm" svg:y2="10.895cm">
          <text:p/>
        </draw:line>
        <draw:line draw:style-name="gr7" draw:text-style-name="P5" draw:layer="layout" svg:x1="17.961cm" svg:y1="13.971cm" svg:x2="20.02cm" svg:y2="9.19cm">
          <text:p/>
        </draw:line>
        <draw:line draw:style-name="gr7" draw:text-style-name="P5" draw:layer="layout" svg:x1="15.96cm" svg:y1="13.871cm" svg:x2="16.91cm" svg:y2="11.2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Implementação ”KISS”</text:span></text:p>
          </draw:text-box>
        </draw:frame>
        <draw:frame presentation:style-name="pr5" draw:layer="layout" svg:width="25.199cm" svg:height="16.582cm" svg:x="1.401cm" svg:y="3.915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5">Centrada na fila de eventos</text:span></text:p>
                <text:list>
                  <text:list-item>
                    <text:p><text:span text:style-name="T5">Para drivers e aplicação</text:span></text:p>
                  </text:list-item>
                  <text:list-item>
                    <text:p><text:span text:style-name="T5">Fila única</text:span></text:p>
                  </text:list-item>
                  <text:list-item>
                    <text:p><text:span text:style-name="T5">Task única</text:span></text:p>
                  </text:list-item>
                  <text:list-item>
                    <text:p><text:span text:style-name="T5">Scheduler = Dispatcher</text:span></text:p>
                  </text:list-item>
                  <text:list-item>
                    <text:p><text:span text:style-name="T5">Evento = ID + Dados</text:span></text:p>
                  </text:list-item>
                </text:list>
                <text:p><text:span text:style-name="T6"/></text:p>
              </text:list-item>
              <text:list-item>
                <text:p><text:span text:style-name="T5">Driver</text:span></text:p>
                <text:list>
                  <text:list-item>
                    <text:p><text:span text:style-name="T7">executa em 0 ou mais OS tasks</text:span></text:p>
                  </text:list-item>
                  <text:list-item>
                    <text:p><text:span text:style-name="T7">”</text:span><text:span text:style-name="T7">stateless”</text:span></text:p>
                  </text:list-item>
                  <text:list-item>
                    <text:p><text:span text:style-name="T7">define eventos de entrada e saída (ID + Dado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API de eventos</text:span></text:p>
          </draw:text-box>
        </draw:frame>
        <draw:frame draw:style-name="gr9" draw:text-style-name="P11" draw:layer="layout" svg:width="24.13cm" svg:height="13.728cm" svg:x="1.905cm" svg:y="5.111cm">
          <draw:text-box>
            <text:p text:style-name="P10"><text:span text:style-name="T8">void </text:span><text:span text:style-name="T9">evt_init</text:span><text:span text:style-name="T8"> (evt_panic_t);</text:span></text:p>
            <text:p text:style-name="P10"><text:span text:style-name="T8"/></text:p>
            <text:p text:style-name="P10"><text:span text:style-name="T10"><text:s text:c="4"/></text:span><text:span text:style-name="T10">typedef void (*evt_panic_t) (int);</text:span></text:p>
            <text:p text:style-name="P10"><text:span text:style-name="T10"><text:s text:c="4"/></text:span><text:span text:style-name="T10">enum {</text:span></text:p>
            <text:p text:style-name="P10"><text:span text:style-name="T10"><text:s text:c="8"/></text:span><text:span text:style-name="T10">EVT_ERR_LISTENER_ADD = 1,</text:span></text:p>
            <text:p text:style-name="P10"><text:span text:style-name="T10"><text:s text:c="8"/></text:span><text:span text:style-name="T10">EVT_ERR_QUEUE_PUT,</text:span></text:p>
            <text:p text:style-name="P10"><text:span text:style-name="T10"><text:s text:c="4"/></text:span><text:span text:style-name="T10">};</text:span></text:p>
            <text:p text:style-name="P10"><text:span text:style-name="T10"/></text:p>
            <text:p text:style-name="P10"><text:span text:style-name="T8">void </text:span><text:span text:style-name="T9">evt_scheduler</text:span><text:span text:style-name="T8"> (void);</text:span></text:p>
            <text:p text:style-name="P10"><text:span text:style-name="T8"/></text:p>
            <text:p text:style-name="P10"><text:span text:style-name="T8">void </text:span><text:span text:style-name="T9">evt_queue_put</text:span><text:span text:style-name="T8"> (evt_id_t id, evt_param_t param, int sz);</text:span></text:p>
            <text:p text:style-name="P10"><text:span text:style-name="T8"/></text:p>
            <text:p text:style-name="P10"><text:span text:style-name="T10"><text:s text:c="4"/></text:span><text:span text:style-name="T10">typedef uint8_t evt_id_t;</text:span></text:p>
            <text:p text:style-name="P10"><text:span text:style-name="T10"><text:s text:c="4"/></text:span><text:span text:style-name="T10">typedef union {</text:span></text:p>
            <text:p text:style-name="P10"><text:span text:style-name="T10"><text:s text:c="8"/></text:span><text:span text:style-name="T10">int <text:s text:c="2"/>v;</text:span></text:p>
            <text:p text:style-name="P10"><text:span text:style-name="T10"><text:s text:c="8"/></text:span><text:span text:style-name="T10">void* ptr;</text:span></text:p>
            <text:p text:style-name="P10"><text:span text:style-name="T10"><text:s text:c="4"/></text:span><text:span text:style-name="T10">} evt_param_t;</text:span></text:p>
            <text:p text:style-name="P10"><text:span text:style-name="T10"/></text:p>
            <text:p text:style-name="P10"><text:span text:style-name="T8">void </text:span><text:span text:style-name="T9">evt_listener_add</text:span><text:span text:style-name="T8"> (evt_id_t id, evt_cb_t cb);</text:span></text:p>
            <text:p text:style-name="P10"><text:span text:style-name="T8">void </text:span><text:span text:style-name="T9">evt_listener_rem</text:span><text:span text:style-name="T8"> (evt_id_t id, evt_cb_t cb);</text:span></text:p>
            <text:p text:style-name="P10"><text:span text:style-name="T8"/></text:p>
            <text:p text:style-name="P10"><text:span text:style-name="T10"><text:s text:c="4"/></text:span><text:span text:style-name="T10">typedef void (*evt_cb_t) (evt_param_t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0</text:span></text:p>
          </draw:text-box>
        </draw:frame>
        <draw:frame draw:style-name="gr9" draw:text-style-name="P13" draw:layer="layout" svg:width="24.13cm" svg:height="8.4cm" svg:x="1.905cm" svg:y="5.411cm">
          <draw:text-box>
            <text:p text:style-name="P12"><text:span text:style-name="T11">void</text:span><text:span text:style-name="T12"> cb_1 (evt_param_t param) {</text:span></text:p>
            <text:p text:style-name="P12"><text:span text:style-name="T12"><text:s text:c="4"/></text:span><text:span text:style-name="T12">printf("cb_1 = %d\n", param.v);</text:span></text:p>
            <text:p text:style-name="P12"><text:span text:style-name="T12">}</text:span></text:p>
            <text:p text:style-name="P12"><text:span text:style-name="T12"/></text:p>
            <text:p text:style-name="P12"><text:span text:style-name="T13">int</text:span><text:span text:style-name="T14"> main (</text:span><text:span text:style-name="T13">void</text:span><text:span text:style-name="T14">) {</text:span></text:p>
            <text:p text:style-name="P12"><text:span text:style-name="T14"><text:s text:c="4"/></text:span><text:span text:style-name="T14">evt_init(...);</text:span></text:p>
            <text:p text:style-name="P12"><text:span text:style-name="T15"><text:s text:c="4"/></text:span><text:span text:style-name="T15">evt_listener_add(1, cb_1);</text:span></text:p>
            <text:p text:style-name="P12"><text:span text:style-name="T15"><text:s text:c="4"/></text:span><text:span text:style-name="T15">evt_queue_put(1, 1, 0);</text:span></text:p>
            <text:p text:style-name="P12"><text:span text:style-name="T15"><text:s text:c="4"/></text:span><text:span text:style-name="T15">evt_schedule();</text:span></text:p>
            <text:p text:style-name="P12"><text:span text:style-name="T16">}</text:span></text:p>
            <text:p text:style-name="P12"><text:span text:style-name="T16"/></text:p>
          </draw:text-box>
        </draw:frame>
        <draw:frame draw:style-name="gr10" draw:text-style-name="P13" draw:layer="layout" svg:width="24.13cm" svg:height="2.72cm" svg:x="1.905cm" svg:y="15.06cm">
          <draw:text-box>
            <text:p text:style-name="P12"><text:span text:style-name="T17"/></text:p>
            <text:p text:style-name="P12"><text:span text:style-name="T17">cb_1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Fixo: main.c</text:span></text:p>
          </draw:text-box>
        </draw:frame>
        <draw:frame draw:style-name="gr9" draw:text-style-name="P15" draw:layer="layout" svg:width="24.13cm" svg:height="14.317cm" svg:x="1.905cm" svg:y="4.911cm">
          <draw:text-box>
            <text:p text:style-name="P14"><text:span text:style-name="T16">#include "FreeRTOS.h"</text:span></text:p>
            <text:p text:style-name="P14"><text:span text:style-name="T16">#include "task.h"</text:span></text:p>
            <text:p text:style-name="P14"><text:span text:style-name="T16"/></text:p>
            <text:p text:style-name="P14"><text:span text:style-name="T16">#include "events.h"</text:span></text:p>
            <text:p text:style-name="P14"><text:span text:style-name="T18">#include "app.c"</text:span></text:p>
            <text:p text:style-name="P14"><text:span text:style-name="T16"/></text:p>
            <text:p text:style-name="P14"><text:span text:style-name="T13">void</text:span><text:span text:style-name="T16"> events_task (void* pvParameters) {</text:span></text:p>
            <text:p text:style-name="P14"><text:span text:style-name="T16"><text:s text:c="4"/></text:span><text:span text:style-name="T18">evt_scheduler();</text:span></text:p>
            <text:p text:style-name="P14"><text:span text:style-name="T16"><text:s text:c="4"/></text:span><text:span text:style-name="T16">vTaskEndScheduler();</text:span></text:p>
            <text:p text:style-name="P14"><text:span text:style-name="T16">}</text:span></text:p>
            <text:p text:style-name="P14"><text:span text:style-name="T16"/></text:p>
            <text:p text:style-name="P14"><text:span text:style-name="T13">int</text:span><text:span text:style-name="T16"> main (</text:span><text:span text:style-name="T13">void</text:span><text:span text:style-name="T16">) {</text:span></text:p>
            <text:p text:style-name="P14"><text:span text:style-name="T16"><text:s text:c="4"/></text:span><text:span text:style-name="T13">void</text:span><text:span text:style-name="T16">* xHandle = NULL;</text:span></text:p>
            <text:p text:style-name="P14"><text:span text:style-name="T16"><text:s text:c="4"/></text:span><text:span text:style-name="T18">app_init();</text:span></text:p>
            <text:p text:style-name="P14"><text:span text:style-name="T16"><text:s text:c="4"/></text:span><text:span text:style-name="T16">xTaskCreate(events_task, ..., &amp;xHandle).</text:span></text:p>
            <text:p text:style-name="P14"><text:span text:style-name="T16"><text:s text:c="4"/></text:span><text:span text:style-name="T16">vTaskStartScheduler();</text:span></text:p>
            <text:p text:style-name="P14"><text:span text:style-name="T16"><text:s text:c="4"/></text:span><text:span text:style-name="T16">return 0;</text:span></text:p>
            <text:p text:style-name="P14"><text:span text:style-name="T16">}</text:span></text:p>
            <text:p text:style-name="P14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1</text:span></text:p>
          </draw:text-box>
        </draw:frame>
        <draw:frame draw:style-name="gr9" draw:text-style-name="P13" draw:layer="layout" svg:width="24.13cm" svg:height="11.306cm" svg:x="1.905cm" svg:y="4.911cm">
          <draw:text-box>
            <text:p text:style-name="P12"><text:span text:style-name="T15">void panic (int err) {</text:span></text:p>
            <text:p text:style-name="P12"><text:span text:style-name="T15"><text:s text:c="4"/></text:span><text:span text:style-name="T15">printf("ERR = %d\n", err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void cb_1 (evt_param_t param) {</text:span></text:p>
            <text:p text:style-name="P12"><text:span text:style-name="T15"><text:s text:c="4"/></text:span><text:span text:style-name="T15">printf("cb_1 = %d\n", param.v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void app_init (void) {</text:span></text:p>
            <text:p text:style-name="P12"><text:span text:style-name="T15"><text:s text:c="4"/></text:span><text:span text:style-name="T15">evt_init(panic);</text:span></text:p>
            <text:p text:style-name="P12"><text:span text:style-name="T15"><text:s text:c="4"/></text:span><text:span text:style-name="T15">evt_listener_add(1, cb_1);</text:span></text:p>
            <text:p text:style-name="P12"><text:span text:style-name="T15"><text:s text:c="4"/></text:span><text:span text:style-name="T15">evt_queue_put(1, 1, 0);</text:span></text:p>
            <text:p text:style-name="P12"><text:span text:style-name="T15"><text:s text:c="4"/></text:span><text:span text:style-name="T15">evt_queue_put(1, 2, 0);</text:span></text:p>
            <text:p text:style-name="P12"><text:span text:style-name="T15"><text:s text:c="4"/></text:span><text:span text:style-name="T15">evt_queue_put(1, NULL, 100000);</text:span></text:p>
            <text:p text:style-name="P12"><text:span text:style-name="T15">}</text:span></text:p>
          </draw:text-box>
        </draw:frame>
        <draw:frame draw:style-name="gr11" draw:text-style-name="P17" draw:layer="layout" svg:width="24.13cm" svg:height="1.979cm" svg:x="1.905cm" svg:y="17.161cm">
          <draw:text-box>
            <text:p text:style-name="P16"><text:span text:style-name="T19">ERR = 2</text:span></text:p>
            <text:p text:style-name="P16"><text:span text:style-name="T19">cb_1 = 1</text:span></text:p>
            <text:p text:style-name="P16"><text:span text:style-name="T19">cb_1 = 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Timer</text:span></text:p>
          </draw:text-box>
        </draw:frame>
        <draw:frame draw:style-name="gr12" draw:text-style-name="P11" draw:layer="layout" svg:width="24.13cm" svg:height="1.563cm" svg:x="1.905cm" svg:y="4.811cm">
          <draw:text-box>
            <text:p text:style-name="P10"><text:span text:style-name="T20">// ext_timer.h</text:span></text:p>
            <text:p text:style-name="P10"><text:span text:style-name="T20">void ext_timer_init (void);</text:span></text:p>
          </draw:text-box>
        </draw:frame>
        <draw:frame draw:style-name="gr13" draw:text-style-name="P11" draw:layer="layout" svg:width="24.13cm" svg:height="12.715cm" svg:x="1.905cm" svg:y="6.911cm">
          <draw:text-box>
            <text:p text:style-name="P10"><text:span text:style-name="T20">// ext_timer.c</text:span></text:p>
            <text:p text:style-name="P10"><text:span text:style-name="T20"/></text:p>
            <text:p text:style-name="P10"><text:span text:style-name="T20">void timer_start_cb (evt_param_t param) {</text:span></text:p>
            <text:p text:style-name="P10"><text:span text:style-name="T20"><text:s text:c="4"/></text:span><text:span text:style-name="T20">&lt;...&gt;</text:span></text:p>
            <text:p text:style-name="P10"><text:span text:style-name="T20"><text:s text:c="6"/></text:span><text:span text:style-name="T20">evt_queue_put(EVT_TIMER_IN_BUSY, 0, 0);</text:span></text:p>
            <text:p text:style-name="P10"><text:span text:style-name="T20">}</text:span></text:p>
            <text:p text:style-name="P10"><text:span text:style-name="T20">void timer_stop_cb (evt_param_t param) {</text:span></text:p>
            <text:p text:style-name="P10"><text:span text:style-name="T20"><text:s text:c="4"/></text:span><text:span text:style-name="T20">&lt;...&gt;</text:span></text:p>
            <text:p text:style-name="P10"><text:span text:style-name="T20">}</text:span></text:p>
            <text:p text:style-name="P10"><text:span text:style-name="T20">void timer_task (void* pvParameters) {</text:span></text:p>
            <text:p text:style-name="P10"><text:span text:style-name="T20"><text:s text:c="4"/></text:span><text:span text:style-name="T20">&lt;...&gt;</text:span></text:p>
            <text:p text:style-name="P10"><text:span text:style-name="T20"><text:s text:c="6"/></text:span><text:span text:style-name="T20">evt_queue_put(EVT_TIMER_IN_EXPIRED, 0, 0);</text:span></text:p>
            <text:p text:style-name="P10"><text:span text:style-name="T20">}</text:span></text:p>
            <text:p text:style-name="P10"><text:span text:style-name="T20"/></text:p>
            <text:p text:style-name="P10"><text:span text:style-name="T20">void ext_timer_init (void) {</text:span></text:p>
            <text:p text:style-name="P10"><text:span text:style-name="T20"><text:s text:c="4"/></text:span><text:span text:style-name="T20">evt_listener_add(EVT_TIMER_OUT_START, timer_start_cb);</text:span></text:p>
            <text:p text:style-name="P10"><text:span text:style-name="T20"><text:s text:c="4"/></text:span><text:span text:style-name="T20">evt_listener_add(EVT_TIMER_OUT_STOP, <text:s/>timer_stop_cb);</text:span></text:p>
            <text:p text:style-name="P10"><text:span text:style-name="T20"><text:s text:c="4"/></text:span><text:span text:style-name="T20">xTaskCreate(timer_task, ...);</text:span></text:p>
            <text:p text:style-name="P10"><text:span text:style-name="T20">}</text:span></text:p>
          </draw:text-box>
        </draw:frame>
        <draw:custom-shape draw:style-name="gr14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1">OUT_START(DT)</text:span></text:p>
          </draw:text-box>
        </draw:frame>
        <draw:custom-shape draw:style-name="gr3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2.123cm" svg:height="0.962cm" svg:x="23.877cm" svg:y="6.795cm">
          <draw:text-box>
            <text:p>Timer</text:p>
          </draw:text-box>
        </draw:frame>
        <draw:custom-shape draw:style-name="gr5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1">OUT_STOP(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1">IN_EXPIRED(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1">IN_BUSY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2</text:span></text:p>
          </draw:text-box>
        </draw:frame>
        <draw:frame draw:style-name="gr9" draw:text-style-name="P11" draw:layer="layout" svg:width="24.13cm" svg:height="12.715cm" svg:x="1.905cm" svg:y="3.908cm">
          <draw:text-box>
            <text:p text:style-name="P10"><text:span text:style-name="T22">#include "ext_timer.h"</text:span></text:p>
            <text:p text:style-name="P10"><text:span text:style-name="T20">void panic (int err) {</text:span></text:p>
            <text:p text:style-name="P10"><text:span text:style-name="T20"><text:s text:c="4"/></text:span><text:span text:style-name="T20">printf("ERR = %d\n", err);</text:span></text:p>
            <text:p text:style-name="P10"><text:span text:style-name="T20">}</text:span></text:p>
            <text:p text:style-name="P10"><text:span text:style-name="T20">void cb_timer_expired (evt_param_t param) {</text:span></text:p>
            <text:p text:style-name="P10"><text:span text:style-name="T20"><text:s text:c="4"/></text:span><text:span text:style-name="T20">printf("cb_timer_expired\n");</text:span></text:p>
            <text:p text:style-name="P10"><text:span text:style-name="T20"><text:s text:c="4"/></text:span><text:span text:style-name="T20">evt_queue_put(</text:span><text:span text:style-name="T22">EVT_TIMER_OUT_START</text:span><text:span text:style-name="T20">, (evt_param_t)1000, 0);</text:span></text:p>
            <text:p text:style-name="P10"><text:span text:style-name="T20">}</text:span></text:p>
            <text:p text:style-name="P10"><text:span text:style-name="T20">void cb_timer_busy (evt_param_t param) {</text:span></text:p>
            <text:p text:style-name="P10"><text:span text:style-name="T20"><text:s text:c="4"/></text:span><text:span text:style-name="T20">printf("cb_timer_busy\n");</text:span></text:p>
            <text:p text:style-name="P10"><text:span text:style-name="T20">}</text:span></text:p>
            <text:p text:style-name="P10"><text:span text:style-name="T20">void app_init (void) {</text:span></text:p>
            <text:p text:style-name="P10"><text:span text:style-name="T20"><text:s text:c="4"/></text:span><text:span text:style-name="T20">evt_init(panic);</text:span></text:p>
            <text:p text:style-name="P10"><text:span text:style-name="T22"><text:s text:c="4"/></text:span><text:span text:style-name="T22">ext_timer_init();</text:span></text:p>
            <text:p text:style-name="P10"><text:span text:style-name="T20"><text:s text:c="4"/></text:span><text:span text:style-name="T20">evt_listener_add(</text:span><text:span text:style-name="T22">EVT_TIMER_IN_EXPIRED</text:span><text:span text:style-name="T20">, cb_timer_expired);</text:span></text:p>
            <text:p text:style-name="P10"><text:span text:style-name="T20"><text:s text:c="4"/></text:span><text:span text:style-name="T20">evt_listener_add(</text:span><text:span text:style-name="T22">EVT_TIMER_IN_BUSY</text:span><text:span text:style-name="T20">, <text:s text:c="3"/>cb_timer_busy);</text:span></text:p>
            <text:p text:style-name="P10"><text:span text:style-name="T20"><text:s text:c="4"/></text:span><text:span text:style-name="T20">evt_queue_put(</text:span><text:span text:style-name="T22">EVT_TIMER_OUT_START</text:span><text:span text:style-name="T20">, 1000, 0);</text:span></text:p>
            <text:p text:style-name="P10"><text:span text:style-name="T20"><text:s text:c="4"/></text:span><text:span text:style-name="T20">evt_queue_put(</text:span><text:span text:style-name="T22">EVT_TIMER_OUT_START</text:span><text:span text:style-name="T20">, 2000, 0);</text:span></text:p>
            <text:p text:style-name="P10"><text:span text:style-name="T20">}</text:span></text:p>
          </draw:text-box>
        </draw:frame>
        <draw:frame draw:style-name="gr19" draw:text-style-name="P17" draw:layer="layout" svg:width="24.13cm" svg:height="3.751cm" svg:x="1.905cm" svg:y="16.861cm">
          <draw:text-box>
            <text:p text:style-name="P16"><text:span text:style-name="T19">cb_timer_busy</text:span></text:p>
            <text:p text:style-name="P16"><text:span text:style-name="T19">... // 1s</text:span></text:p>
            <text:p text:style-name="P16"><text:span text:style-name="T19">cb_timer_expired</text:span></text:p>
            <text:p text:style-name="P16"><text:span text:style-name="T19">... // 1s</text:span></text:p>
            <text:p text:style-name="P16"><text:span text:style-name="T19">cb_timer_expired</text:span></text:p>
            <text:p text:style-name="P16"><text:span text:style-name="T19">... // 1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Lua</text:span></text:p>
          </draw:text-box>
        </draw:frame>
        <draw:frame draw:style-name="gr12" draw:text-style-name="P20" draw:layer="layout" svg:width="24.13cm" svg:height="4.283cm" svg:x="1.905cm" svg:y="4.811cm">
          <draw:text-box>
            <text:p text:style-name="P19"><text:span text:style-name="T23">// ext_lua.h</text:span></text:p>
            <text:p text:style-name="P19"><text:span text:style-name="T23">#define EVT_LUA_IN_ACK_MSG_MAX 128</text:span></text:p>
            <text:p text:style-name="P19"><text:span text:style-name="T23">typedef struct {</text:span></text:p>
            <text:p text:style-name="P19"><text:span text:style-name="T23"><text:s text:c="4"/></text:span><text:span text:style-name="T23">char err;</text:span></text:p>
            <text:p text:style-name="P19"><text:span text:style-name="T23"><text:s text:c="4"/></text:span><text:span text:style-name="T23">char msg[EVT_LUA_IN_ACK_MSG_MAX];</text:span></text:p>
            <text:p text:style-name="P19"><text:span text:style-name="T23">} evt_lua_in_ack_t;</text:span></text:p>
            <text:p text:style-name="P19"><text:span text:style-name="T23">void ext_lua_init (void);</text:span></text:p>
          </draw:text-box>
        </draw:frame>
        <draw:frame draw:style-name="gr20" draw:text-style-name="P20" draw:layer="layout" svg:width="24.13cm" svg:height="10.043cm" svg:x="1.905cm" svg:y="9.93cm">
          <draw:text-box>
            <text:p text:style-name="P19"><text:span text:style-name="T23">// ext_lua.c</text:span></text:p>
            <text:p text:style-name="P19"><text:span text:style-name="T23">#include "lua/..."</text:span></text:p>
            <text:p text:style-name="P19"><text:span text:style-name="T23"/></text:p>
            <text:p text:style-name="P19"><text:span text:style-name="T23">static lua_State* L = NULL;</text:span></text:p>
            <text:p text:style-name="P19"><text:span text:style-name="T23"/></text:p>
            <text:p text:style-name="P19"><text:span text:style-name="T23">static void cb_file (evt_param_t param) {</text:span></text:p>
            <text:p text:style-name="P19"><text:span text:style-name="T23"><text:s text:c="4"/></text:span><text:span text:style-name="T23">int err = luaL_dofile(L, (char*)param.ptr);</text:span></text:p>
            <text:p text:style-name="P19"><text:span text:style-name="T23"><text:s text:c="4"/></text:span><text:span text:style-name="T23">&lt;...&gt;</text:span></text:p>
            <text:p text:style-name="P19"><text:span text:style-name="T23"><text:s text:c="4"/></text:span><text:span text:style-name="T23">evt_queue_put(EVT_LUA_IN_ACK, ...);</text:span></text:p>
            <text:p text:style-name="P19"><text:span text:style-name="T23">}</text:span></text:p>
            <text:p text:style-name="P19"><text:span text:style-name="T24"/></text:p>
            <text:p text:style-name="P19"><text:span text:style-name="T23">void ext_lua_init (void) {</text:span></text:p>
            <text:p text:style-name="P19"><text:span text:style-name="T23"><text:s text:c="4"/></text:span><text:span text:style-name="T23">L = luaL_newstate();</text:span></text:p>
            <text:p text:style-name="P19"><text:span text:style-name="T23"><text:s text:c="4"/></text:span><text:span text:style-name="T23">luaL_openlibs(L);</text:span></text:p>
            <text:p text:style-name="P19"><text:span text:style-name="T23"><text:s text:c="4"/></text:span><text:span text:style-name="T23">evt_listener_add(EVT_LUA_OUT_FILE, <text:s text:c="2"/>cb_file);</text:span></text:p>
            <text:p text:style-name="P19"><text:span text:style-name="T23"><text:s text:c="4"/></text:span><text:span text:style-name="T23">evt_listener_add(EVT_LUA_OUT_STRING, cb_string);</text:span></text:p>
            <text:p text:style-name="P19"><text:span text:style-name="T23">}</text:span></text:p>
          </draw:text-box>
        </draw:frame>
        <draw:custom-shape draw:style-name="gr21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1">OUT_STRING(str)</text:span></text:p>
          </draw:text-box>
        </draw:frame>
        <draw:custom-shape draw:style-name="gr22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1.556cm" svg:height="0.962cm" svg:x="24.177cm" svg:y="6.795cm">
          <draw:text-box>
            <text:p text:style-name="P21">Lua</text:p>
          </draw:text-box>
        </draw:frame>
        <draw:custom-shape draw:style-name="gr8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1">OUT_FILE(str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1">IN_ACK(err,str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1">IN_ERR(st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3</text:span></text:p>
          </draw:text-box>
        </draw:frame>
        <draw:frame draw:style-name="gr9" draw:text-style-name="P20" draw:layer="layout" svg:width="24.13cm" svg:height="12.923cm" svg:x="1.905cm" svg:y="4.008cm">
          <draw:text-box>
            <text:p text:style-name="P19"><text:span text:style-name="T25">#include "ext_lua.h"</text:span></text:p>
            <text:p text:style-name="P19"><text:span text:style-name="T23">void cb_lua_err (evt_param_t param) {</text:span></text:p>
            <text:p text:style-name="P19"><text:span text:style-name="T23"><text:s text:c="4"/></text:span><text:span text:style-name="T23">printf("LUA ERROR: %s\n", (char*)param.ptr);</text:span></text:p>
            <text:p text:style-name="P19"><text:span text:style-name="T23">}</text:span></text:p>
            <text:p text:style-name="P19"><text:span text:style-name="T23">void cb_lua_ack (evt_param_t param) {</text:span></text:p>
            <text:p text:style-name="P19"><text:span text:style-name="T23"><text:s text:c="4"/></text:span><text:span text:style-name="T23">evt_lua_in_ack_t* ret = (evt_lua_in_ack_t*) param.ptr;</text:span></text:p>
            <text:p text:style-name="P19"><text:span text:style-name="T23"><text:s text:c="4"/></text:span><text:span text:style-name="T23">if (ret-&gt;err) {</text:span></text:p>
            <text:p text:style-name="P19"><text:span text:style-name="T23"><text:s text:c="8"/></text:span><text:span text:style-name="T23">printf("LUA ACK: %d %s\n", ret-&gt;err, ret-&gt;msg);</text:span></text:p>
            <text:p text:style-name="P19"><text:span text:style-name="T23"><text:s text:c="4"/></text:span><text:span text:style-name="T23">} else {</text:span></text:p>
            <text:p text:style-name="P19"><text:span text:style-name="T23"><text:s text:c="8"/></text:span><text:span text:style-name="T23">printf("LUA ACK: %d\n", ret-&gt;err);</text:span></text:p>
            <text:p text:style-name="P19"><text:span text:style-name="T23"><text:s text:c="4"/></text:span><text:span text:style-name="T23">}</text:span></text:p>
            <text:p text:style-name="P19"><text:span text:style-name="T23">}</text:span></text:p>
            <text:p text:style-name="P19"><text:span text:style-name="T23">void app_init (void) {</text:span></text:p>
            <text:p text:style-name="P19"><text:span text:style-name="T25"><text:s text:c="4"/></text:span><text:span text:style-name="T25">ext_lua_init();</text:span></text:p>
            <text:p text:style-name="P19"><text:span text:style-name="T23"><text:s text:c="4"/></text:span><text:span text:style-name="T23">evt_listener_add(EVT_LUA_IN_ERR, cb_lua_err);</text:span></text:p>
            <text:p text:style-name="P19"><text:span text:style-name="T23"><text:s text:c="4"/></text:span><text:span text:style-name="T23">evt_listener_add(EVT_LUA_IN_ACK, cb_lua_ack);</text:span></text:p>
            <text:p text:style-name="P19"><text:span text:style-name="T23"><text:s text:c="4"/></text:span><text:span text:style-name="T23">evt_queue_put(EVT_LUA_OUT_STRING, "if end", <text:s text:c="12"/>20);</text:span></text:p>
            <text:p text:style-name="P19"><text:span text:style-name="T23"><text:s text:c="4"/></text:span><text:span text:style-name="T23">evt_queue_put(EVT_LUA_OUT_STRING, "print'from string'", 20);</text:span></text:p>
            <text:p text:style-name="P19"><text:span text:style-name="T23"><text:s text:c="4"/></text:span><text:span text:style-name="T23">evt_queue_put(EVT_LUA_OUT_STRING, "print(a+1)", <text:s text:c="8"/>20);</text:span></text:p>
            <text:p text:style-name="P19"><text:span text:style-name="T23"><text:s text:c="4"/></text:span><text:span text:style-name="T23">evt_queue_put(EVT_LUA_OUT_FILE, <text:s text:c="2"/>"app3.lua", <text:s text:c="10"/>20);</text:span></text:p>
            <text:p text:style-name="P19"><text:span text:style-name="T23"><text:s text:c="4"/></text:span><text:span text:style-name="T23">evt_queue_put(EVT_LUA_OUT_FILE, <text:s text:c="2"/>"nono.lua", <text:s text:c="10"/>20);</text:span></text:p>
            <text:p text:style-name="P19"><text:span text:style-name="T23">}</text:span></text:p>
          </draw:text-box>
        </draw:frame>
        <draw:frame draw:style-name="gr19" draw:text-style-name="P23" draw:layer="layout" svg:width="24.13cm" svg:height="3.751cm" svg:x="1.905cm" svg:y="17.061cm">
          <draw:text-box>
            <text:p text:style-name="P22"><text:span text:style-name="T26">from string</text:span></text:p>
            <text:p text:style-name="P22"><text:span text:style-name="T26">from file</text:span></text:p>
            <text:p text:style-name="P22"><text:span text:style-name="T26">LUA ACK: 1 [string "if end"]:1: unexpected symbol near 'end'</text:span></text:p>
            <text:p text:style-name="P22"><text:span text:style-name="T26">LUA ACK: 0</text:span></text:p>
            <text:p text:style-name="P22"><text:span text:style-name="T26">LUA ACK: 1 [string "print(a+1)"]:1: attempt to perform arithmetic on global 'a' (a nil value)</text:span></text:p>
            <text:p text:style-name="P22"><text:span text:style-name="T26">LUA ACK: 0</text:span></text:p>
            <text:p text:style-name="P22"><text:span text:style-name="T26">LUA ACK: 1 cannot open ../nono.lua: No such file or directo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Configuração: app.[hc]</text:span></text:p>
          </draw:text-box>
        </draw:frame>
        <draw:frame draw:style-name="gr23" draw:text-style-name="P11" draw:layer="layout" svg:width="12.065cm" svg:height="16.412cm" svg:x="13.87cm" svg:y="4.108cm">
          <draw:text-box>
            <text:p text:style-name="P10"><text:span text:style-name="T20">// app.c</text:span></text:p>
            <text:p text:style-name="P10"><text:span text:style-name="T20">#include "app.h"</text:span></text:p>
            <text:p text:style-name="P10"><text:span text:style-name="T20">#ifdef EXT_LUA</text:span></text:p>
            <text:p text:style-name="P10"><text:span text:style-name="T20">#include "ext_lua.h"</text:span></text:p>
            <text:p text:style-name="P10"><text:span text:style-name="T20">#endif</text:span></text:p>
            <text:p text:style-name="P10"><text:span text:style-name="T20">#ifdef EXT_TIMER</text:span></text:p>
            <text:p text:style-name="P10"><text:span text:style-name="T20">#include "ext_timer.h"</text:span></text:p>
            <text:p text:style-name="P10"><text:span text:style-name="T20">#endif</text:span></text:p>
            <text:p text:style-name="P10"><text:span text:style-name="T20"/></text:p>
            <text:p text:style-name="P10"><text:span text:style-name="T22">void panic (int err) {</text:span></text:p>
            <text:p text:style-name="P10"><text:span text:style-name="T22"><text:s text:c="4"/></text:span><text:span text:style-name="T22">printf("ERR = %d\n", err);</text:span></text:p>
            <text:p text:style-name="P10"><text:span text:style-name="T22">}</text:span></text:p>
            <text:p text:style-name="P10"><text:span text:style-name="T22">&lt;...&gt;</text:span></text:p>
            <text:p text:style-name="P10"><text:span text:style-name="T20"/></text:p>
            <text:p text:style-name="P10"><text:span text:style-name="T20">void app_init (void) {</text:span></text:p>
            <text:p text:style-name="P10"><text:span text:style-name="T20"><text:s text:c="4"/></text:span><text:span text:style-name="T20">evt_init(</text:span><text:span text:style-name="T22">panic</text:span><text:span text:style-name="T20">);</text:span></text:p>
            <text:p text:style-name="P10"><text:span text:style-name="T20">#ifdef EXT_LUA</text:span></text:p>
            <text:p text:style-name="P10"><text:span text:style-name="T20"><text:s text:c="4"/></text:span><text:span text:style-name="T20">ext_lua_init();</text:span></text:p>
            <text:p text:style-name="P10"><text:span text:style-name="T20">#endif</text:span></text:p>
            <text:p text:style-name="P10"><text:span text:style-name="T20">#ifdef EXT_TIMER</text:span></text:p>
            <text:p text:style-name="P10"><text:span text:style-name="T20"><text:s text:c="4"/></text:span><text:span text:style-name="T20">ext_timer_init();</text:span></text:p>
            <text:p text:style-name="P10"><text:span text:style-name="T20">#endif</text:span></text:p>
            <text:p text:style-name="P10"><text:span text:style-name="T22"><text:s text:c="4"/></text:span><text:span text:style-name="T22">&lt;...&gt;</text:span></text:p>
            <text:p text:style-name="P10"><text:span text:style-name="T20">}</text:span></text:p>
          </draw:text-box>
        </draw:frame>
        <draw:frame draw:style-name="gr9" draw:text-style-name="P20" draw:layer="layout" svg:width="11.43cm" svg:height="11.771cm" svg:x="2.005cm" svg:y="4.109cm">
          <draw:text-box>
            <text:p text:style-name="P19"><text:span text:style-name="T23">// app.h</text:span></text:p>
            <text:p text:style-name="P19"><text:span text:style-name="T23"/></text:p>
            <text:p text:style-name="P19"><text:span text:style-name="T25">#define EXT_LUA</text:span></text:p>
            <text:p text:style-name="P19"><text:span text:style-name="T25">#define EXT_TIMER</text:span></text:p>
            <text:p text:style-name="P19"><text:span text:style-name="T23"/></text:p>
            <text:p text:style-name="P19"><text:span text:style-name="T23">enum {</text:span></text:p>
            <text:p text:style-name="P19"><text:span text:style-name="T23">#ifdef EXT_LUA</text:span></text:p>
            <text:p text:style-name="P19"><text:span text:style-name="T23"><text:s text:c="4"/></text:span><text:span text:style-name="T23">EVT_LUA_OUT_FILE,</text:span></text:p>
            <text:p text:style-name="P19"><text:span text:style-name="T23"><text:s text:c="4"/></text:span><text:span text:style-name="T23">EVT_LUA_OUT_STRING,</text:span></text:p>
            <text:p text:style-name="P19"><text:span text:style-name="T23"><text:s text:c="4"/></text:span><text:span text:style-name="T23">EVT_LUA_IN_ACK,</text:span></text:p>
            <text:p text:style-name="P19"><text:span text:style-name="T23"><text:s text:c="4"/></text:span><text:span text:style-name="T23">EVT_LUA_IN_ERR,</text:span></text:p>
            <text:p text:style-name="P19"><text:span text:style-name="T23">#endif</text:span></text:p>
            <text:p text:style-name="P19"><text:span text:style-name="T23"/></text:p>
            <text:p text:style-name="P19"><text:span text:style-name="T23">#ifdef EXT_TIMER</text:span></text:p>
            <text:p text:style-name="P19"><text:span text:style-name="T23"><text:s text:c="4"/></text:span><text:span text:style-name="T23">EVT_TIMER_OUT_START,</text:span></text:p>
            <text:p text:style-name="P19"><text:span text:style-name="T23"><text:s text:c="4"/></text:span><text:span text:style-name="T23">EVT_TIMER_OUT_STOP,</text:span></text:p>
            <text:p text:style-name="P19"><text:span text:style-name="T23"><text:s text:c="4"/></text:span><text:span text:style-name="T23">EVT_TIMER_IN_BUSY,</text:span></text:p>
            <text:p text:style-name="P19"><text:span text:style-name="T23"><text:s text:c="4"/></text:span><text:span text:style-name="T23">EVT_TIMER_IN_EXPIRED,</text:span></text:p>
            <text:p text:style-name="P19"><text:span text:style-name="T23">#endif</text:span></text:p>
            <text:p text:style-name="P19"><text:span text:style-name="T23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8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1.673cm" svg:x="11.12cm" svg:y="14.437cm">
          <draw:text-box>
            <text:p text:style-name="P8"><text:span text:style-name="T2">Fila de eventos em C e Lua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24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9"><text:span text:style-name="T3">app</text:span></text:p>
          </draw:text-box>
        </draw:frame>
        <draw:custom-shape draw:style-name="gr22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9"><text:span text:style-name="T3">lua</text:span></text:p>
          </draw:text-box>
        </draw:frame>
        <draw:custom-shape draw:style-name="gr22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9"><text:span text:style-name="T3">timer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25" draw:text-style-name="P5" draw:layer="layout" svg:x1="14.56cm" svg:y1="13.971cm" svg:x2="14.505cm" svg:y2="10.895cm">
          <text:p/>
        </draw:line>
        <draw:frame draw:style-name="gr16" draw:text-style-name="P24" draw:layer="layout" svg:width="3.81cm" svg:height="1.199cm" svg:x="10.16cm" svg:y="7.585cm">
          <draw:text-box>
            <text:p text:style-name="P24"><text:span text:style-name="T27">events.listen(...)</text:span></text:p>
            <text:p text:style-name="P24"><text:span text:style-name="T27">events.post(...)</text:span></text:p>
          </draw:text-box>
        </draw:frame>
        <draw:line draw:style-name="gr26" draw:text-style-name="P5" draw:layer="layout" svg:x1="12.165cm" svg:y1="10.16cm" svg:x2="13.47cm" svg:y2="9.52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Lua</text:span></text:p>
          </draw:text-box>
        </draw:frame>
        <draw:frame draw:style-name="gr27" draw:text-style-name="P20" draw:layer="layout" svg:width="24.13cm" svg:height="15.803cm" svg:x="1.905cm" svg:y="3.98cm">
          <draw:text-box>
            <text:p text:style-name="P19"><text:span text:style-name="T23">static int l_post (lua_State* L) {</text:span></text:p>
            <text:p text:style-name="P19"><text:span text:style-name="T23">#ifdef EXT_TIMER</text:span></text:p>
            <text:p text:style-name="P19"><text:span text:style-name="T23"><text:s text:c="4"/></text:span><text:span text:style-name="T23">if (!strncmp(evt, "EVT_TIMER_OUT_START", 30)) {</text:span></text:p>
            <text:p text:style-name="P19"><text:span text:style-name="T23"><text:s text:c="8"/></text:span><text:span text:style-name="T23">int timer = lua_tonumber(L,-1);</text:span></text:p>
            <text:p text:style-name="P19"><text:span text:style-name="T23"><text:s text:c="8"/></text:span><text:span text:style-name="T23">evt_queue_put(EVT_TIMER_OUT_START, timer, 0);</text:span></text:p>
            <text:p text:style-name="P19"><text:span text:style-name="T23"><text:s text:c="4"/></text:span><text:span text:style-name="T23">}</text:span></text:p>
            <text:p text:style-name="P19"><text:span text:style-name="T23">#endif</text:span></text:p>
            <text:p text:style-name="P19"><text:span text:style-name="T23">}</text:span></text:p>
            <text:p text:style-name="P19"><text:span text:style-name="T23"/></text:p>
            <text:p text:style-name="P19"><text:span text:style-name="T23">#ifdef EXT_TIMER</text:span></text:p>
            <text:p text:style-name="P19"><text:span text:style-name="T23">static void cb_evt_timer_in_expired (evt_param_t param) {</text:span></text:p>
            <text:p text:style-name="P19"><text:span text:style-name="T23"><text:s text:c="4"/></text:span><text:span text:style-name="T23">lua_getglobal(L, "events"); <text:s text:c="8"/>// [ events ]</text:span></text:p>
            <text:p text:style-name="P19"><text:span text:style-name="T23"><text:s text:c="4"/></text:span><text:span text:style-name="T23">lua_getfield(L, -1, "dispatch"); <text:s text:c="3"/>// [ events | dispatch ]</text:span></text:p>
            <text:p text:style-name="P19"><text:span text:style-name="T23"><text:s text:c="4"/></text:span><text:span text:style-name="T23">lua_pushstring(L, "EVT_TIMER_IN_EXPIRED"); // [ ... <text:s text:c="2"/>| id ]</text:span></text:p>
            <text:p text:style-name="P19"><text:span text:style-name="T23"><text:s text:c="4"/></text:span><text:span text:style-name="T23">cb_call(1); <text:s text:c="24"/>// [ ]</text:span></text:p>
            <text:p text:style-name="P19"><text:span text:style-name="T23">}</text:span></text:p>
            <text:p text:style-name="P19"><text:span text:style-name="T23">#endif</text:span></text:p>
            <text:p text:style-name="P19"><text:span text:style-name="T23"/></text:p>
            <text:p text:style-name="P19"><text:span text:style-name="T23">void ext_lua_init (void) {</text:span></text:p>
            <text:p text:style-name="P19"><text:span text:style-name="T23"><text:s text:c="4"/></text:span><text:span text:style-name="T23">luaL_dofile(L,"events.lua");</text:span></text:p>
            <text:p text:style-name="P19"><text:span text:style-name="T23"><text:s text:c="4"/></text:span><text:span text:style-name="T23">lua_getglobal(L, "events");</text:span></text:p>
            <text:p text:style-name="P19"><text:span text:style-name="T23"><text:s text:c="4"/></text:span><text:span text:style-name="T23">lua_pushcfunction(L, l_post);</text:span></text:p>
            <text:p text:style-name="P19"><text:span text:style-name="T23"><text:s text:c="4"/></text:span><text:span text:style-name="T23">lua_setfield(L, -2, "post");</text:span></text:p>
            <text:p text:style-name="P19"><text:span text:style-name="T23">#ifdef EXT_TIMER</text:span></text:p>
            <text:p text:style-name="P19"><text:span text:style-name="T23"><text:s text:c="4"/></text:span><text:span text:style-name="T23">evt_listener_add(EVT_TIMER_IN_EXPIRED, cb_evt_timer_in_expired);</text:span></text:p>
            <text:p text:style-name="P19"><text:span text:style-name="T23">#endif</text:span></text:p>
            <text:p text:style-name="P19"><text:span text:style-name="T23">}</text:span></text:p>
          </draw:text-box>
        </draw:frame>
        <draw:custom-shape draw:style-name="gr21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1">OUT_STRING(str)</text:span></text:p>
          </draw:text-box>
        </draw:frame>
        <draw:custom-shape draw:style-name="gr22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1.556cm" svg:height="0.962cm" svg:x="24.177cm" svg:y="6.795cm">
          <draw:text-box>
            <text:p text:style-name="P21">Lua</text:p>
          </draw:text-box>
        </draw:frame>
        <draw:custom-shape draw:style-name="gr8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1">OUT_FILE(str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1">IN_ACK(err,str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1">IN_ERR(st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4</text:span></text:p>
          </draw:text-box>
        </draw:frame>
        <draw:frame draw:style-name="gr28" draw:text-style-name="P20" draw:layer="layout" svg:width="24.13cm" svg:height="2.555cm" svg:x="1.905cm" svg:y="7.408cm">
          <draw:text-box>
            <text:p text:style-name="P19"><text:span text:style-name="T23">// app4.c</text:span></text:p>
            <text:p text:style-name="P19"><text:span text:style-name="T23">void app_init (void) {</text:span></text:p>
            <text:p text:style-name="P19"><text:span text:style-name="T23"><text:s text:c="4"/></text:span><text:span text:style-name="T23">evt_queue_put(EVT_LUA_OUT_FILE, "app4.lua", 20);</text:span></text:p>
            <text:p text:style-name="P19"><text:span text:style-name="T23">}</text:span></text:p>
          </draw:text-box>
        </draw:frame>
        <draw:frame draw:style-name="gr19" draw:text-style-name="P23" draw:layer="layout" svg:width="24.13cm" svg:height="3.751cm" svg:x="1.905cm" svg:y="14.961cm">
          <draw:text-box>
            <text:p text:style-name="P23">// 1s</text:p>
            <text:p text:style-name="P23">timer expired</text:p>
            <text:p text:style-name="P23">// 1s</text:p>
            <text:p text:style-name="P23">timer expired</text:p>
            <text:p text:style-name="P23">// 1s</text:p>
            <text:p text:style-name="P23">timer expired</text:p>
          </draw:text-box>
        </draw:frame>
        <draw:frame draw:style-name="gr28" draw:text-style-name="P20" draw:layer="layout" svg:width="24.13cm" svg:height="2.342cm" svg:x="1.905cm" svg:y="4.709cm">
          <draw:text-box>
            <text:p text:style-name="P19"><text:span text:style-name="T23">// app.h</text:span></text:p>
            <text:p text:style-name="P19"><text:span text:style-name="T28">#define EXT_LUA</text:span></text:p>
            <text:p text:style-name="P19"><text:span text:style-name="T28">#define EXT_TIMER</text:span></text:p>
          </draw:text-box>
        </draw:frame>
        <draw:frame draw:style-name="gr28" draw:text-style-name="P20" draw:layer="layout" svg:width="24.13cm" svg:height="4.283cm" svg:x="1.905cm" svg:y="10.309cm">
          <draw:text-box>
            <text:p text:style-name="P19"><text:span text:style-name="T23">// app4.lua</text:span></text:p>
            <text:p text:style-name="P19"><text:span text:style-name="T23">function cb_timer ()</text:span></text:p>
            <text:p text:style-name="P19"><text:span text:style-name="T23"><text:s text:c="4"/></text:span><text:span text:style-name="T23">print 'timer expired'</text:span></text:p>
            <text:p text:style-name="P19"><text:span text:style-name="T23"><text:s text:c="4"/></text:span><text:span text:style-name="T23">events.post('EVT_TIMER_OUT_START', 1000)</text:span></text:p>
            <text:p text:style-name="P19"><text:span text:style-name="T23">end</text:span></text:p>
            <text:p text:style-name="P19"><text:span text:style-name="T23">events.listen('EVT_TIMER_IN_EXPIRED', cb_timer)</text:span></text:p>
            <text:p text:style-name="P19"><text:span text:style-name="T23">events.post('EVT_TIMER_OUT_START', 1000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Lua modules</text:span></text:p>
          </draw:text-box>
        </draw:frame>
        <draw:frame presentation:style-name="pr5" draw:layer="layout" svg:width="25.199cm" svg:height="15.564cm" svg:x="1.401cm" svg:y="3.915cm" presentation:class="outline" presentation:user-transformed="true">
          <draw:text-box>
            <text:p><text:span text:style-name="T29"/></text:p>
            <text:list text:style-name="L2">
              <text:list-item>
                <text:p><text:span text:style-name="T5">Escondem complexidade dos drivers</text:span></text:p>
                <text:list>
                  <text:list-item>
                    <text:p><text:span text:style-name="T30">listen, post</text:span></text:p>
                  </text:list-item>
                </text:list>
              </text:list-item>
              <text:list-item>
                <text:p><text:span text:style-name="T5">Escondem estado interno</text:span></text:p>
                <text:list>
                  <text:list-item>
                    <text:p><text:span text:style-name="T30">filas, corrotinas</text:span></text:p>
                  </text:list-item>
                </text:list>
                <text:p><text:span text:style-name="T29"/></text:p>
              </text:list-item>
              <text:list-item>
                <text:p><text:span text:style-name="T5">Expõem uma API uniforme:</text:span></text:p>
                <text:list>
                  <text:list-item>
                    <text:p><text:span text:style-name="T7">handler = mod.cb(..., function (v) … end)</text:span></text:p>
                    <text:list>
                      <text:list-item>
                        <text:p><text:span text:style-name="T7">handler.cancel()</text:span></text:p>
                      </text:list-item>
                    </text:list>
                  </text:list-item>
                  <text:list-item>
                    <text:p><text:span text:style-name="T7">v = mod.fg(...)</text:span></text:p>
                  </text:list-item>
                  <text:list-item>
                    <text:p><text:span text:style-name="T7">future = mod.bg(...)</text:span></text:p>
                    <text:list>
                      <text:list-item>
                        <text:p><text:span text:style-name="T7">v=future.fg_done(), future.cancel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”</text:span><text:span text:style-name="T4">timer” module</text:span></text:p>
          </draw:text-box>
        </draw:frame>
        <draw:frame presentation:style-name="pr5" draw:layer="layout" svg:width="25.199cm" svg:height="13.609cm" svg:x="1.401cm" svg:y="3.915cm" presentation:class="outline" presentation:user-transformed="true">
          <draw:text-box>
            <text:p><text:span text:style-name="T29"/></text:p>
            <text:list text:style-name="L2">
              <text:list-item>
                <text:p><text:span text:style-name="T5">h = timer.cb (dt, cb)</text:span></text:p>
                <text:list>
                  <text:list-item>
                    <text:p><text:span text:style-name="T30">h.cancel()</text:span></text:p>
                  </text:list-item>
                </text:list>
              </text:list-item>
              <text:list-item>
                <text:p><text:span text:style-name="T5">timer.fg(dt)</text:span></text:p>
              </text:list-item>
              <text:list-item>
                <text:p><text:span text:style-name="T5">f = timer.bg(dt)</text:span></text:p>
                <text:list>
                  <text:list-item>
                    <text:p><text:span text:style-name="T30">f.fg_done(), f.cancel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5</text:span></text:p>
          </draw:text-box>
        </draw:frame>
        <draw:frame draw:style-name="gr29" draw:text-style-name="P20" draw:layer="layout" svg:width="24.13cm" svg:height="11.771cm" svg:x="1.905cm" svg:y="3.808cm">
          <draw:text-box>
            <text:p text:style-name="P19"><text:span text:style-name="T23">local t = timer.cb(1000, function() print'-1000' end)</text:span></text:p>
            <text:p text:style-name="P19"><text:span text:style-name="T23">t.cancel()</text:span></text:p>
            <text:p text:style-name="P19"><text:span text:style-name="T23">timer.cb(2000, function()</text:span></text:p>
            <text:p text:style-name="P19"><text:span text:style-name="T23"><text:s text:c="4"/></text:span><text:span text:style-name="T23">print'-2000'</text:span></text:p>
            <text:p text:style-name="P19"><text:span text:style-name="T23"><text:s text:c="4"/></text:span><text:span text:style-name="T23">timer.cb(2000, function ()</text:span></text:p>
            <text:p text:style-name="P19"><text:span text:style-name="T23"><text:s text:c="8"/></text:span><text:span text:style-name="T23">print'-4000'</text:span></text:p>
            <text:p text:style-name="P19"><text:span text:style-name="T23"><text:s text:c="4"/></text:span><text:span text:style-name="T23">end) <text:s text:c="3"/></text:span></text:p>
            <text:p text:style-name="P19"><text:span text:style-name="T23">end)</text:span></text:p>
            <text:p text:style-name="P19"><text:span text:style-name="T25"/></text:p>
            <text:p text:style-name="P19"><text:span text:style-name="T23">timer.fg(1000)</text:span></text:p>
            <text:p text:style-name="P19"><text:span text:style-name="T23">print'+1000'</text:span></text:p>
            <text:p text:style-name="P19"><text:span text:style-name="T23">local f = timer.bg(2000)</text:span></text:p>
            <text:p text:style-name="P19"><text:span text:style-name="T23">timer.fg(1000)</text:span></text:p>
            <text:p text:style-name="P19"><text:span text:style-name="T23">print'+2000'</text:span></text:p>
            <text:p text:style-name="P19"><text:span text:style-name="T23">assert(f.fg_done())</text:span></text:p>
            <text:p text:style-name="P19"><text:span text:style-name="T23">print'+3000'</text:span></text:p>
            <text:p text:style-name="P19"><text:span text:style-name="T23"/></text:p>
            <text:p text:style-name="P19"><text:span text:style-name="T23">local f = timer.bg(1000)</text:span></text:p>
            <text:p text:style-name="P19"><text:span text:style-name="T23">assert(f.cancel())</text:span></text:p>
            <text:p text:style-name="P19"><text:span text:style-name="T23">assert(f.fg_done(), 'cancelled')</text:span></text:p>
          </draw:text-box>
        </draw:frame>
        <draw:frame draw:style-name="gr19" draw:text-style-name="P23" draw:layer="layout" svg:width="24.13cm" svg:height="5.161cm" svg:x="1.905cm" svg:y="15.761cm">
          <draw:text-box>
            <text:p text:style-name="P23">// 1s</text:p>
            <text:p text:style-name="P23">+1000</text:p>
            <text:p text:style-name="P23">// 1s</text:p>
            <text:p text:style-name="P23">+2000</text:p>
            <text:p text:style-name="P23">-2000</text:p>
            <text:p text:style-name="P23">// 1s</text:p>
            <text:p text:style-name="P23">+3000</text:p>
            <text:p text:style-name="P23">LUA ERROR: cancelled</text:p>
            <text:p text:style-name="P23">// 1s</text:p>
            <text:p text:style-name="P23">-400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”</text:span><text:span text:style-name="T4">display” module</text:span></text:p>
          </draw:text-box>
        </draw:frame>
        <draw:frame presentation:style-name="pr5" draw:layer="layout" svg:width="25.199cm" svg:height="13.609cm" svg:x="1.401cm" svg:y="3.915cm" presentation:class="outline" presentation:user-transformed="true">
          <draw:text-box>
            <text:p><text:span text:style-name="T29"/></text:p>
            <text:list text:style-name="L2">
              <text:list-item>
                <text:p><text:span text:style-name="T5">h = display.cb (msg, dt, cb)</text:span></text:p>
                <text:list>
                  <text:list-item>
                    <text:p><text:span text:style-name="T30">h.cancel()</text:span></text:p>
                  </text:list-item>
                </text:list>
              </text:list-item>
              <text:list-item>
                <text:p><text:span text:style-name="T5">display.fg(msg, dt)</text:span></text:p>
              </text:list-item>
              <text:list-item>
                <text:p><text:span text:style-name="T5">f = display.bg(msg, dt)</text:span></text:p>
                <text:list>
                  <text:list-item>
                    <text:p><text:span text:style-name="T30">f.fg_done(), f.cancel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6</text:span></text:p>
          </draw:text-box>
        </draw:frame>
        <draw:frame draw:style-name="gr29" draw:text-style-name="P20" draw:layer="layout" svg:width="24.13cm" svg:height="11.195cm" svg:x="1.905cm" svg:y="3.808cm">
          <draw:text-box>
            <text:p text:style-name="P19"><text:span text:style-name="T23">local t = display.cb('+A', 1000, function() print'-A' end)</text:span></text:p>
            <text:p text:style-name="P19"><text:span text:style-name="T23">t.cancel()</text:span></text:p>
            <text:p text:style-name="P19"><text:span text:style-name="T23">display.cb('+B', 2000, function()</text:span></text:p>
            <text:p text:style-name="P19"><text:span text:style-name="T23"><text:s text:c="4"/></text:span><text:span text:style-name="T23">print'-B'</text:span></text:p>
            <text:p text:style-name="P19"><text:span text:style-name="T23"><text:s text:c="4"/></text:span><text:span text:style-name="T23">display.cb('+C', 2000, function ()</text:span></text:p>
            <text:p text:style-name="P19"><text:span text:style-name="T23"><text:s text:c="8"/></text:span><text:span text:style-name="T23">print'-C'</text:span></text:p>
            <text:p text:style-name="P19"><text:span text:style-name="T23"><text:s text:c="4"/></text:span><text:span text:style-name="T23">end) <text:s text:c="3"/></text:span></text:p>
            <text:p text:style-name="P19"><text:span text:style-name="T23">end) <text:s text:c="3"/></text:span></text:p>
            <text:p text:style-name="P19"><text:span text:style-name="T23"/></text:p>
            <text:p text:style-name="P19"><text:span text:style-name="T23">timer.fg(6000)</text:span></text:p>
            <text:p text:style-name="P19"><text:span text:style-name="T23"/></text:p>
            <text:p text:style-name="P19"><text:span text:style-name="T23">display.fg('+D', 1000)</text:span></text:p>
            <text:p text:style-name="P19"><text:span text:style-name="T23">print'-D'</text:span></text:p>
            <text:p text:style-name="P19"><text:span text:style-name="T23">local f = display.bg('+E',2000)</text:span></text:p>
            <text:p text:style-name="P19"><text:span text:style-name="T23">assert(f.fg_done())</text:span></text:p>
            <text:p text:style-name="P19"><text:span text:style-name="T23">print'-E'</text:span></text:p>
            <text:p text:style-name="P19"><text:span text:style-name="T23">local f = display.bg('+F', 1000)</text:span></text:p>
            <text:p text:style-name="P19"><text:span text:style-name="T23">assert(f.cancel())</text:span></text:p>
            <text:p text:style-name="P19"><text:span text:style-name="T23">assert(f.fg_done(), 'cancelled')</text:span></text:p>
          </draw:text-box>
        </draw:frame>
        <draw:frame draw:style-name="gr19" draw:text-style-name="P23" draw:layer="layout" svg:width="10.795cm" svg:height="5.161cm" svg:x="1.905cm" svg:y="15.161cm">
          <draw:text-box>
            <text:p text:style-name="P23">+A</text:p>
            <text:p text:style-name="P23">...</text:p>
            <text:p text:style-name="P23">+B</text:p>
            <text:p text:style-name="P23">// 2s</text:p>
            <text:p text:style-name="P23">...</text:p>
            <text:p text:style-name="P23">-B</text:p>
            <text:p text:style-name="P23">+C</text:p>
            <text:p text:style-name="P23">// 2s</text:p>
            <text:p text:style-name="P23">...</text:p>
            <text:p text:style-name="P23">-C</text:p>
          </draw:text-box>
        </draw:frame>
        <draw:frame draw:style-name="gr19" draw:text-style-name="P23" draw:layer="layout" svg:width="11.73cm" svg:height="5.652cm" svg:x="14.305cm" svg:y="15.161cm">
          <draw:text-box>
            <text:p text:style-name="P23">+D</text:p>
            <text:p text:style-name="P23">// 1s</text:p>
            <text:p text:style-name="P23">...</text:p>
            <text:p text:style-name="P23">-D</text:p>
            <text:p text:style-name="P23">+E</text:p>
            <text:p text:style-name="P23">// 2s</text:p>
            <text:p text:style-name="P23">...</text:p>
            <text:p text:style-name="P23">-E</text:p>
            <text:p text:style-name="P23">+F</text:p>
            <text:p text:style-name="P23">...</text:p>
            <text:p text:style-name="P23">LUA ERROR: cancell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”</text:span><text:span text:style-name="T4">display” module</text:span></text:p>
          </draw:text-box>
        </draw:frame>
        <draw:frame draw:style-name="gr30" draw:text-style-name="P26" draw:layer="layout" svg:width="24.13cm" svg:height="17.927cm" svg:x="1.785cm" svg:y="3.81cm">
          <draw:text-box>
            <text:p text:style-name="P25"><text:span text:style-name="T31">function display.cb (msg, dt, cb)</text:span></text:p>
            <text:p text:style-name="P25"><text:span text:style-name="T31"><text:s text:c="4"/></text:span><text:span text:style-name="T31">events.post('EVT_OUT_DISPLAY', msg)</text:span></text:p>
            <text:p text:style-name="P25"><text:span text:style-name="T31"><text:s text:c="4"/></text:span><text:span text:style-name="T31">local h = timer.cb(dt, function ()</text:span></text:p>
            <text:p text:style-name="P25"><text:span text:style-name="T31"><text:s text:c="32"/></text:span><text:span text:style-name="T31">events.post('EVT_OUT_DISPLAY', '')</text:span></text:p>
            <text:p text:style-name="P25"><text:span text:style-name="T31"><text:s text:c="32"/></text:span><text:span text:style-name="T31">cb()</text:span></text:p>
            <text:p text:style-name="P25"><text:span text:style-name="T31"><text:s text:c="27"/></text:span><text:span text:style-name="T31">end)</text:span></text:p>
            <text:p text:style-name="P25"><text:span text:style-name="T31"><text:s text:c="4"/></text:span><text:span text:style-name="T31">return {</text:span></text:p>
            <text:p text:style-name="P25"><text:span text:style-name="T31"><text:s text:c="8"/></text:span><text:span text:style-name="T31">cancel = function ()</text:span></text:p>
            <text:p text:style-name="P25"><text:span text:style-name="T31"><text:s text:c="12"/></text:span><text:span text:style-name="T31">h.cancel()</text:span></text:p>
            <text:p text:style-name="P25"><text:span text:style-name="T31"><text:s text:c="12"/></text:span><text:span text:style-name="T31">events.post('EVT_OUT_DISPLAY', '')</text:span></text:p>
            <text:p text:style-name="P25"><text:span text:style-name="T31"><text:s text:c="8"/></text:span><text:span text:style-name="T31">end,</text:span></text:p>
            <text:p text:style-name="P25"><text:span text:style-name="T31"><text:s text:c="4"/></text:span><text:span text:style-name="T31">}</text:span></text:p>
            <text:p text:style-name="P25"><text:span text:style-name="T31">end</text:span></text:p>
            <text:p text:style-name="P25"><text:span text:style-name="T31">function display.fg (msg, dt)</text:span></text:p>
            <text:p text:style-name="P25"><text:span text:style-name="T31"><text:s text:c="4"/></text:span><text:span text:style-name="T31">events.post('EVT_OUT_DISPLAY', msg)</text:span></text:p>
            <text:p text:style-name="P25"><text:span text:style-name="T31"><text:s text:c="4"/></text:span><text:span text:style-name="T31">timer.fg(dt)</text:span></text:p>
            <text:p text:style-name="P25"><text:span text:style-name="T31"><text:s text:c="4"/></text:span><text:span text:style-name="T31">events.post('EVT_OUT_DISPLAY', '')</text:span></text:p>
            <text:p text:style-name="P25"><text:span text:style-name="T31">end</text:span></text:p>
            <text:p text:style-name="P25"><text:span text:style-name="T31">function display.bg (msg, dt)</text:span></text:p>
            <text:p text:style-name="P25"><text:span text:style-name="T31"><text:s text:c="4"/></text:span><text:span text:style-name="T31">events.post('EVT_OUT_DISPLAY', msg)</text:span></text:p>
            <text:p text:style-name="P25"><text:span text:style-name="T31"><text:s text:c="4"/></text:span><text:span text:style-name="T31">local f = timer.bg(dt)</text:span></text:p>
            <text:p text:style-name="P25"><text:span text:style-name="T31"/></text:p>
            <text:p text:style-name="P25"><text:span text:style-name="T31"><text:s text:c="4"/></text:span><text:span text:style-name="T31">return {</text:span></text:p>
            <text:p text:style-name="P25"><text:span text:style-name="T31"><text:s text:c="8"/></text:span><text:span text:style-name="T31">fg_done = function ()</text:span></text:p>
            <text:p text:style-name="P25"><text:span text:style-name="T31"><text:s text:c="12"/></text:span><text:span text:style-name="T31">local ret = f.fg_done()</text:span></text:p>
            <text:p text:style-name="P25"><text:span text:style-name="T31"><text:s text:c="12"/></text:span><text:span text:style-name="T31">if ret then</text:span></text:p>
            <text:p text:style-name="P25"><text:span text:style-name="T31"><text:s text:c="16"/></text:span><text:span text:style-name="T31">events.post('EVT_OUT_DISPLAY', '')</text:span></text:p>
            <text:p text:style-name="P25"><text:span text:style-name="T31"><text:s text:c="12"/></text:span><text:span text:style-name="T31">end</text:span></text:p>
            <text:p text:style-name="P25"><text:span text:style-name="T31"><text:s text:c="12"/></text:span><text:span text:style-name="T31">return ret</text:span></text:p>
            <text:p text:style-name="P25"><text:span text:style-name="T31"><text:s text:c="8"/></text:span><text:span text:style-name="T31">end,</text:span></text:p>
            <text:p text:style-name="P25"><text:span text:style-name="T31"><text:s text:c="8"/></text:span><text:span text:style-name="T31">cancel = function ()</text:span></text:p>
            <text:p text:style-name="P25"><text:span text:style-name="T31"><text:s text:c="12"/></text:span><text:span text:style-name="T31">events.post('EVT_OUT_DISPLAY', '')</text:span></text:p>
            <text:p text:style-name="P25"><text:span text:style-name="T31"><text:s text:c="12"/></text:span><text:span text:style-name="T31">return f.cancel()</text:span></text:p>
            <text:p text:style-name="P25"><text:span text:style-name="T31"><text:s text:c="8"/></text:span><text:span text:style-name="T31">end,</text:span></text:p>
            <text:p text:style-name="P25"><text:span text:style-name="T31"><text:s text:c="4"/></text:span><text:span text:style-name="T31">}</text:span></text:p>
            <text:p text:style-name="P25"><text:span text:style-name="T31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22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2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2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458</meta:editing-cycles>
    <meta:editing-duration>P14DT10H11M16S</meta:editing-duration>
    <meta:initial-creator>chico </meta:initial-creator>
    <dc:date>2014-07-29T15:59:21</dc:date>
    <meta:document-statistic meta:object-count="2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